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3_11-40-46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3_16-29-57_000.jpg</text:p>
          </table:table-cell>
          <table:table-cell table:style-name="ce17" office:value-type="string">
            <text:p>:m RES 1-2*5 / free# JVEMV6 37#21.8_8 / 37. miscs of miscs / 21. math_physics / 8. gauge-theory;ゲージ理論 / w:ラグランジュ方程式；極座標,s-1.1;s-1.2 / </text:p>
          </table:table-cell>
          <table:table-cell table:style-name="ce4"/>
          <table:table-cell table:style-name="ce4"/>
          <table:table-cell table:style-name="ce4" office:value-type="string">
            <text:p>N-35-35-28.216552 E-139-34-49.544677</text:p>
          </table:table-cell>
          <table:table-cell table:style-name="ce34" table:formula="of:=IF([.E3]=&quot;&quot;;[.C3];CONCATENATE([.C3];&quot; / &quot;;[.E3]))" office:value-type="string" office:string-value=":m RES 1-2*5 / free# JVEMV6 37#21.8_8 / 37. miscs of miscs / 21. math_physics / 8. gauge-theory;ゲージ理論 / w:ラグランジュ方程式；極座標,s-1.1;s-1.2 / ">
            <text:p>:m RES 1-2*5 / free# JVEMV6 37#21.8_8 / 37. miscs of miscs / 21. math_physics / 8. gauge-theory;ゲージ理論 / w:ラグランジュ方程式；極座標,s-1.1;s-1.2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3_16-30-24_000.jpg</text:p>
          </table:table-cell>
          <table:table-cell table:style-name="ce17" office:value-type="string">
            <text:p>:m RES 3-4*5 / free# JVEMV6 37#21.8_8 / 37. miscs of miscs / 21. math_physics / 8. gauge-theory;ゲージ理論 / w:ラグランジュ方程式；極座標,s-1.3 / </text:p>
          </table:table-cell>
          <table:table-cell table:style-name="ce33"/>
          <table:table-cell table:style-name="ce4"/>
          <table:table-cell table:style-name="ce4" office:value-type="string">
            <text:p>N-35-35-28.271484 E-139-34-49.709472</text:p>
          </table:table-cell>
          <table:table-cell table:style-name="ce34" table:formula="of:=IF([.E4]=&quot;&quot;;[.C4];CONCATENATE([.C4];&quot; / &quot;;[.E4]))" office:value-type="string" office:string-value=":m RES 3-4*5 / free# JVEMV6 37#21.8_8 / 37. miscs of miscs / 21. math_physics / 8. gauge-theory;ゲージ理論 / w:ラグランジュ方程式；極座標,s-1.3 / ">
            <text:p>:m RES 3-4*5 / free# JVEMV6 37#21.8_8 / 37. miscs of miscs / 21. math_physics / 8. gauge-theory;ゲージ理論 / w:ラグランジュ方程式；極座標,s-1.3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3_16-30-48_000.jpg</text:p>
          </table:table-cell>
          <table:table-cell table:style-name="ce17" office:value-type="string">
            <text:p>:m RES 5*5 / free# JVEMV6 37#21.8_8 / 37. miscs of miscs / 21. math_physics / 8. gauge-theory;ゲージ理論 / w:~,s-1.4 / N+</text:p>
          </table:table-cell>
          <table:table-cell table:style-name="ce17"/>
          <table:table-cell table:style-name="ce4"/>
          <table:table-cell table:style-name="ce4" office:value-type="string">
            <text:p>N-35-35-28.230285 E-139-34-49.654541</text:p>
          </table:table-cell>
          <table:table-cell table:style-name="ce34" table:formula="of:=IF([.E5]=&quot;&quot;;[.C5];CONCATENATE([.C5];&quot; / &quot;;[.E5]))" office:value-type="string" office:string-value=":m RES 5*5 / free# JVEMV6 37#21.8_8 / 37. miscs of miscs / 21. math_physics / 8. gauge-theory;ゲージ理論 / w:~,s-1.4 / N+">
            <text:p>:m RES 5*5 / free# JVEMV6 37#21.8_8 / 37. miscs of miscs / 21. math_physics / 8. gauge-theory;ゲージ理論 / w:~,s-1.4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3_17-30-18_000.jpg</text:p>
          </table:table-cell>
          <table:table-cell table:style-name="ce8" office:value-type="string">
            <text:p>:m RES 1-2*3 / free# JVEMV6 37#20.4.1_3 / 37. miscs of miscs / 20. philosophy / 4. japanese history / 1. 2nd-world-war / 1. ガダルカナル島の戦い / w:ラバウル；ソロモン海戦 / N+</text:p>
          </table:table-cell>
          <table:table-cell table:style-name="ce18"/>
          <table:table-cell table:style-name="ce4"/>
          <table:table-cell table:style-name="ce4" office:value-type="string">
            <text:p>N-35-35-28.436279 E-139-34-49.050292</text:p>
          </table:table-cell>
          <table:table-cell table:style-name="ce34" table:formula="of:=IF([.E6]=&quot;&quot;;[.C6];CONCATENATE([.C6];&quot; / &quot;;[.E6]))" office:value-type="string" office:string-value=":m RES 1-2*3 / free# JVEMV6 37#20.4.1_3 / 37. miscs of miscs / 20. philosophy / 4. japanese history / 1. 2nd-world-war / 1. ガダルカナル島の戦い / w:ラバウル；ソロモン海戦 / N+">
            <text:p>:m RES 1-2*3 / free# JVEMV6 37#20.4.1_3 / 37. miscs of miscs / 20. philosophy / 4. japanese history / 1. 2nd-world-war / 1. ガダルカナル島の戦い / w:ラバウル；ソロモン海戦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3_17-50-47_000.jpg</text:p>
          </table:table-cell>
          <table:table-cell table:style-name="ce22" office:value-type="string">
            <text:p>:m RES 1*1 / free# JVEMV6 37#21.9_5 / 37. miscs of miscs / 21. math&amp;physics / 9. randomness / topics=~,w:CUSUM;likelihood-function / N+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7]=&quot;&quot;;[.C7];CONCATENATE([.C7];&quot; / &quot;;[.E7]))" office:value-type="string" office:string-value=":m RES 1*1 / free# JVEMV6 37#21.9_5 / 37. miscs of miscs / 21. math&amp;physics / 9. randomness / topics=~,w:CUSUM;likelihood-function / N+">
            <text:p>:m RES 1*1 / free# JVEMV6 37#21.9_5 / 37. miscs of miscs / 21. math&amp;physics / 9. randomness / topics=~,w:CUSUM;likelihood-function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3_20-47-14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03_23-49-21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216552 E-139-34-49.324951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03_23-49-34_000.jpg</text:p>
          </table:table-cell>
          <table:table-cell table:style-name="ce8" office:value-type="string">
            <text:p>:PHOTO 記録 / 経過記録；作ったもの / food=焼酎漬け / material=ニンニク；liquor=麦焼酎,time=1030-0038</text:p>
          </table:table-cell>
          <table:table-cell table:style-name="ce1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04_00-39-58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4_00-40-34_000.jpg</text:p>
          </table:table-cell>
          <table:table-cell table:style-name="ce8" office:value-type="string">
            <text:p>:bookmemo 1*1 / ページメモ / 『黄帝内経』 / 著者=~ / session-1 / p.362 / w:天癸；腎気；任脈；太衝脈</text:p>
          </table:table-cell>
          <table:table-cell table:style-name="ce17"/>
          <table:table-cell table:style-name="ce4"/>
          <table:table-cell table:style-name="ce4" office:value-type="string">
            <text:p>N-35-35-28.230285 E-139-34-49.434814</text:p>
          </table:table-cell>
          <table:table-cell table:style-name="ce34" table:formula="of:=IF([.E12]=&quot;&quot;;[.C12];CONCATENATE([.C12];&quot; / &quot;;[.E12]))" office:value-type="string" office:string-value=":bookmemo 1*1 / ページメモ / 『黄帝内経』 / 著者=~ / session-1 / p.362 / w:天癸；腎気；任脈；太衝脈">
            <text:p>:bookmemo 1*1 / ページメモ / 『黄帝内経』 / 著者=~ / session-1 / p.362 / w:天癸；腎気；任脈；太衝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04_09-01-34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326416 E-139-34-49.379882</text:p>
          </table:table-cell>
          <table:table-cell table:style-name="ce34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3_18-32-24_000.mp4</text:p>
          </table:table-cell>
          <table:table-cell table:style-name="ce8" office:value-type="string">
            <text:p>:VIDEO / @自室 / 記録 / jap.flute / 演奏、play / f-2020-1103-1 / genr=tips:how-to-blow:oct-3</text:p>
          </table:table-cell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 / 演奏、play / f-2020-1103-1 / genr=tips:how-to-blow:oct-3">
            <text:p>:VIDEO / @自室 / 記録 / jap.flute / 演奏、play / f-2020-1103-1 / genr=tips:how-to-blow:oct-3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2020/11/04</text:date>, <text:time>10:5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4T10:57:27.30</dc:date>
    <dc:creator>iwabuchi ken</dc:creator>
    <meta:editing-duration>P27DT13H49M56S</meta:editing-duration>
    <meta:editing-cycles>10320</meta:editing-cycles>
    <meta:document-statistic meta:table-count="1" meta:cell-count="453" meta:object-count="0"/>
  </office:meta>
</office:document-meta>
</file>